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aco" svg:font-family="Monaco" style:font-family-generic="modern" style:font-pitch="fixed"/>
    <style:font-face style:name="Adobe Arabic" svg:font-family="'Adobe Arabic'" style:font-pitch="variable"/>
    <style:font-face style:name="Adobe Caslon Pro" svg:font-family="'Adobe Caslon Pr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Arial" fo:font-size="11pt" style:font-size-asian="11pt" style:font-size-complex="11pt"/>
    </style:style>
    <style:style style:name="P2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80ff" style:font-name="Adobe Caslon Pro" fo:font-size="11.3000001907349pt" fo:font-weight="bold" style:font-name-asian="Monaco" style:font-size-asian="11.3000001907349pt" style:font-weight-asian="bold" style:font-name-complex="Monaco" style:font-size-complex="11.3000001907349pt" style:font-weight-complex="bold"/>
    </style:style>
    <style:style style:name="P3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Adobe Caslon Pro" fo:font-size="11.3000001907349pt" fo:font-weight="bold" style:font-name-asian="Monaco" style:font-size-asian="11.3000001907349pt" style:font-weight-asian="bold" style:font-name-complex="Monaco" style:font-size-complex="11.3000001907349pt" style:font-weight-complex="bold"/>
    </style:style>
    <style:style style:name="P4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Adobe Caslon Pro" fo:font-size="11.3000001907349pt" style:font-name-asian="Monaco" style:font-size-asian="11.3000001907349pt" style:font-name-complex="Monaco" style:font-size-complex="11.3000001907349pt"/>
    </style:style>
    <style:style style:name="P5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Arial" fo:font-size="10pt" fo:font-weight="bold" style:font-name-asian="Monaco" style:font-size-asian="10pt" style:font-weight-asian="bold" style:font-name-complex="Monaco" style:font-size-complex="10pt" style:font-weight-complex="bold"/>
    </style:style>
    <style:style style:name="P6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Arial"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Adobe Caslon Pro" fo:font-size="11.3000001907349pt" style:font-name-asian="Monaco" style:font-size-asian="11.3000001907349pt" style:font-name-complex="Monaco" style:font-size-complex="11.3000001907349pt"/>
    </style:style>
    <style:style style:name="P8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Adobe Caslon Pro" fo:font-size="11.3000001907349pt" fo:font-weight="bold" style:font-name-asian="Monaco" style:font-size-asian="11.3000001907349pt" style:font-weight-asian="bold" style:font-name-complex="Monaco" style:font-size-complex="11.3000001907349pt" style:font-weight-complex="bold"/>
    </style:style>
    <style:style style:name="P9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a4357a" style:font-name="Adobe Caslon Pro" fo:font-size="11.3000001907349pt" fo:font-weight="bold" style:font-name-asian="Monaco" style:font-size-asian="11.3000001907349pt" style:font-weight-asian="bold" style:font-name-complex="Monaco" style:font-size-complex="11.3000001907349pt" style:font-weight-complex="bold"/>
    </style:style>
    <style:style style:name="P10" style:family="paragraph" style:parent-style-name="Standard"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text-properties fo:color="#000000" style:font-name="Arial"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a4357a"/>
    </style:style>
    <style:style style:name="T3" style:family="text">
      <style:text-properties fo:color="#a4357a" fo:font-weight="bold" style:font-weight-asian="bold" style:font-weight-complex="bold"/>
    </style:style>
    <style:style style:name="T4" style:family="text">
      <style:text-properties fo:color="#000000"/>
    </style:style>
    <style:style style:name="T5" style:family="text">
      <style:text-properties fo:color="#000000" fo:font-weight="bold" style:font-weight-asian="bold" style:font-weight-complex="bold"/>
    </style:style>
    <style:style style:name="T6" style:family="text">
      <style:text-properties fo:color="#0080ff" fo:font-weight="bold" style:font-weight-asian="bold" style:font-weight-complex="bold"/>
    </style:style>
    <style:style style:name="T7" style:family="text">
      <style:text-properties fo:color="#004080"/>
    </style:style>
    <style:style style:name="T8" style:family="text">
      <style:text-properties fo:color="#004080" fo:font-weight="bold" style:font-weight-asian="bold" style:font-weight-complex="bold"/>
    </style:style>
    <style:style style:name="T9" style:family="text">
      <style:text-properties fo:color="#0000ff"/>
    </style:style>
    <style:style style:name="Sect1" style:family="section">
      <style:section-properties text:dont-balance-text-columns="false"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rederico Castro Banner N03139680</text:p>
      <text:p text:style-name="P1">Homework 4 – Estimate the value of PI with tolerance of 7 decimal places using the Bisection Method</text:p>
      <text:p text:style-name="P1"/>
      <text:section text:style-name="Sect1" text:name="Section1">
        <text:p text:style-name="P6"># Implements the bisection method for finding a root of f (x) = 0</text:p>
        <text:p text:style-name="P6"># Input: Two real numbers a and b, a &lt; b,</text:p>
        <text:p text:style-name="P6"># a continuous function f (x) on [a, b], f (a)f (b) &lt; 0,</text:p>
        <text:p text:style-name="P6"># an upper bound on the absolute error tolerance &gt; 0,</text:p>
        <text:p text:style-name="P6"># an upper bound on the number of iterations maxIterations</text:p>
        <text:p text:style-name="P6"># Output: An approximate (or exact) value x of a root in (a, b)</text:p>
        <text:p text:style-name="P6"># or an interval bracketing the root if the iteration number limit is reached</text:p>
        <text:p text:style-name="P6"/>
        <text:p text:style-name="P6">def f(x)</text:p>
        <text:p text:style-name="P6"><text:s text:c="2"/>Math.sin(x)</text:p>
        <text:p text:style-name="P6">end</text:p>
        <text:p text:style-name="P6"/>
        <text:p text:style-name="P6">def bisection(a,b,tolerance,maxIterations)</text:p>
        <text:p text:style-name="P6"><text:s text:c="2"/>n = 0</text:p>
        <text:p text:style-name="P6"/>
        <text:p text:style-name="P6"><text:s text:c="2"/>while n &lt; maxIterations do</text:p>
        <text:p text:style-name="P6"><text:s text:c="4"/>x = (a + b)/2.0</text:p>
        <text:p text:style-name="P6"><text:s text:c="4"/>return x if (x - a).abs &lt; tolerance</text:p>
        <text:p text:style-name="P6"><text:s text:c="4"/>functionValue = f(x)</text:p>
        <text:p text:style-name="P6"><text:s text:c="4"/>return x if functionValue == 0</text:p>
        <text:p text:style-name="P6"/>
        <text:p text:style-name="P6"><text:s text:c="4"/>if functionValue * f(a) &lt; 0</text:p>
        <text:p text:style-name="P6"><text:s text:c="6"/>b = x</text:p>
        <text:p text:style-name="P6"><text:s text:c="4"/>else</text:p>
        <text:p text:style-name="P6"><text:s text:c="6"/>a = x</text:p>
        <text:p text:style-name="P6"><text:s text:c="4"/>end</text:p>
        <text:p text:style-name="P6"><text:s text:c="4"/>n += 1</text:p>
        <text:p text:style-name="P6"><text:s text:c="2"/>end</text:p>
        <text:p text:style-name="P6">end</text:p>
        <text:p text:style-name="P6"/>
        <text:p text:style-name="P6">estimatedPi = bisection(2, 4, 0.0000001, 1000).round(9)</text:p>
        <text:p text:style-name="P6">puts "Real Value: <text:s text:c="6"/>#{ Math::PI.round(9) } "</text:p>
        <text:p text:style-name="P6">puts "Estimated Value: #{ estimatedPi } "</text:p>
        <text:p text:style-name="P6">puts "The error begins at the 8th decimal place, accordingly to the expected by the tolerance"</text:p>
        <text:p text:style-name="P6">puts "Error: #{ (Math::PI.round(9) - estimatedPi).abs.round(9) } &lt; tolerance = 1.0e-7"</text:p>
        <text:p text:style-name="P6"/>
        <text:p text:style-name="Horizontal_20_Line"/>
        <text:p text:style-name="P6"/>
        <text:p text:style-name="P6"/>
        <text:p text:style-name="P6">Results:</text:p>
        <text:p text:style-name="P6"/>
        <text:p text:style-name="P6">Real Value: <text:s text:c="6"/>3.141592654 </text:p>
        <text:p text:style-name="P6">Estimated Value: 3.141592681 </text:p>
        <text:p text:style-name="P6">The error begins at the 8th decimal place, accordingly to the expected by the tolerance</text:p>
        <text:p text:style-name="P6">Error: 2.7e-08 &lt; tolerance = 1.0e-7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aco" svg:font-family="Monaco" style:font-family-generic="modern" style:font-pitch="fixed"/>
    <style:font-face style:name="Adobe Arabic" svg:font-family="'Adobe Arabic'" style:font-pitch="variable"/>
    <style:font-face style:name="Adobe Caslon Pro" svg:font-family="'Adobe Caslon Pr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2811in" fo:margin-bottom="0.7965in" fo:margin-left="0.3752in" fo:margin-right="0.296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4-09-07T10:08:59</meta:creation-date>
    <meta:editing-duration>PT1H17M50S</meta:editing-duration>
    <meta:editing-cycles>26</meta:editing-cycles>
    <meta:generator>OpenOffice/4.1.1$Unix OpenOffice.org_project/411m6$Build-9775</meta:generator>
    <meta:initial-creator>Frederico  Castro</meta:initial-creator>
    <dc:date>2014-09-20T22:53:23</dc:date>
    <dc:creator>Frederico  Castro</dc:creator>
    <meta:document-statistic meta:table-count="0" meta:image-count="0" meta:object-count="0" meta:page-count="1" meta:paragraph-count="37" meta:word-count="240" meta:character-count="1361"/>
  </office:meta>
</office:document-meta>
</file>